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 table:number-rows-repeated="2">
          <table:table-cell table:style-name="Default"/>
        </table:table-row>
        <table:table-row table:style-name="ro1">
          <table:table-cell office:value-type="string" calcext:value-type="string">
            <text:p><text:a xlink:href="https://en.wikipedia.org/wiki/List_of_screw_drives#Common_types" xlink:type="simple">1Common typ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Slotted_types" xlink:type="simple">1.1Slotted typ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Slot" xlink:type="simple">1.1.1Slo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Cross" xlink:type="simple">1.1.2Cros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Cruciform_types" xlink:type="simple">1.2Cruciform typ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hillips" xlink:type="simple">1.2.1Philli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Frearson" xlink:type="simple">1.2.2Frears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French_recess" xlink:type="simple">1.2.3French reces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JIS_B_1012" xlink:type="simple">1.2.4JIS B 1012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Mortorq" xlink:type="simple">1.2.5Mortorq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ozidriv" xlink:type="simple">1.2.6Pozidri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Supadriv" xlink:type="simple">1.2.7Supadriv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Robertson_(square)" xlink:type="simple">1.3Robertson (square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Double-square" xlink:type="simple">1.3.1Double-squar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riple-square" xlink:type="simple">1.3.2Triple-squar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Hex_socket" xlink:type="simple">1.4Hex socke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Double_hex" xlink:type="simple">1.4.1Double hex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Hexalobular_socket_(Torx)" xlink:type="simple">1.5Hexalobular socket (Torx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Combination_drives" xlink:type="simple">1.6Combination dri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hillips/square" xlink:type="simple">1.6.1Phillips/squar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Slotted/Torx" xlink:type="simple">1.6.2Slotted/Torx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External_types" xlink:type="simple">1.7External typ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Square" xlink:type="simple">1.7.1Squar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Hex" xlink:type="simple">1.7.2Hex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entagon" xlink:type="simple">1.7.3Pentag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External_Torx" xlink:type="simple">1.7.4External Torx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12-point" xlink:type="simple">1.7.512-poi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humbscrew" xlink:type="simple">1.7.6Thumbscrew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amper-resistant_types" xlink:type="simple">2Tamper-resistant typ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Breakaway_head" xlink:type="simple">2.1Breakaway hea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Bristol" xlink:type="simple">2.2Bristo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Clutch" xlink:type="simple">2.3Clutch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Claw" xlink:type="simple">2.4Claw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Line" xlink:type="simple">2.5Lin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One-way" xlink:type="simple">2.6One-wa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entalobe" xlink:type="simple">2.7Pentalob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olydrive" xlink:type="simple">2.8Polydriv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roprietary_head" xlink:type="simple">2.9Proprietary head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Protruding_obstacle_or_pin_type" xlink:type="simple">2.10Protruding obstacle or pin typ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Spanner" xlink:type="simple">2.11Spann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Spline" xlink:type="simple">2.12Splin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orq-set" xlink:type="simple">2.13Torq-se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A" xlink:type="simple">2.14T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P3" xlink:type="simple">2.15TP3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ri-point" xlink:type="simple">2.16Tri-poi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ri-groove" xlink:type="simple">2.17Tri-groov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st_of_screw_drives#Tri-wing" xlink:type="simple">2.18Tri-win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4:41:19.279000000</meta:creation-date>
    <dc:date>2017-12-10T14:42:33.629000000</dc:date>
    <meta:editing-duration>PT1M16S</meta:editing-duration>
    <meta:editing-cycles>1</meta:editing-cycles>
    <meta:document-statistic meta:table-count="1" meta:cell-count="47" meta:object-count="0"/>
    <meta:generator>LibreOffice/5.2.1.2$Windows_x86 LibreOffice_project/31dd62db80d4e60af04904455ec9c9219178d620</meta:generator>
  </office:meta>
</office:document-meta>
</file>